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tareater: stars and colonies</text:p>
      <text:p text:style-name="Subtitle">Design document</text:p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"><text:a xlink:type="simple" xlink:href="#__RefHeading__679_1610511629" text:style-name="Internet_20_link" text:visited-style-name="Internet_20_link">1 Idea</text:a><text:tab/>2</text:p>
          <text:p text:style-name="P3"><text:a xlink:type="simple" xlink:href="#__RefHeading__789_1610511629" text:style-name="Internet_20_link" text:visited-style-name="Internet_20_link">1.1 Positions</text:a><text:tab/>2</text:p>
          <text:p text:style-name="P3"><text:a xlink:type="simple" xlink:href="#__RefHeading__791_1610511629" text:style-name="Internet_20_link" text:visited-style-name="Internet_20_link">1.2 Fleet control</text:a><text:tab/>2</text:p>
          <text:p text:style-name="P3"><text:a xlink:type="simple" xlink:href="#__RefHeading__571_215773283" text:style-name="Internet_20_link" text:visited-style-name="Internet_20_link">1.3 Sides</text:a><text:tab/>2</text:p>
          <text:p text:style-name="P4"><text:a xlink:type="simple" xlink:href="#__RefHeading__681_1610511629" text:style-name="Internet_20_link" text:visited-style-name="Internet_20_link">2 Phases</text:a><text:tab/>3</text:p>
          <text:p text:style-name="P4"><text:a xlink:type="simple" xlink:href="#__RefHeading__683_1610511629" text:style-name="Internet_20_link" text:visited-style-name="Internet_20_link">3 Calculations</text:a><text:tab/>4</text:p>
          <text:p text:style-name="P3"><text:a xlink:type="simple" xlink:href="#__RefHeading__793_1610511629" text:style-name="Internet_20_link" text:visited-style-name="Internet_20_link">3.1 Ship characteristics used in space combat</text:a><text:tab/>4</text:p>
          <text:p text:style-name="P3"><text:a xlink:type="simple" xlink:href="#__RefHeading__573_215773283" text:style-name="Internet_20_link" text:visited-style-name="Internet_20_link">3.2 Ship state variables</text:a><text:tab/>4</text:p>
          <text:p text:style-name="P3"><text:a xlink:type="simple" xlink:href="#__RefHeading__795_1610511629" text:style-name="Internet_20_link" text:visited-style-name="Internet_20_link">3.3 Weapon characteristics</text:a><text:tab/>5</text:p>
          <text:p text:style-name="P3"><text:a xlink:type="simple" xlink:href="#__RefHeading__797_1610511629" text:style-name="Internet_20_link" text:visited-style-name="Internet_20_link">3.4 Detecting cloaked ships and recloaking</text:a><text:tab/>5</text:p>
          <text:p text:style-name="P3"><text:a xlink:type="simple" xlink:href="#__RefHeading__799_1610511629" text:style-name="Internet_20_link" text:visited-style-name="Internet_20_link">3.5 Fire exchange</text:a><text:tab/>5</text:p>
        </text:index-body>
      </text:table-of-content>
      <text:p text:style-name="Text_20_body"/>
      <text:h text:style-name="P2" text:outline-level="1">Introduction</text:h>
      <text:p text:style-name="P1">Each chapter should list all game mechanics for a certain topic, explain how do they work and explain why are they in the game.</text:p>
      <text:h text:style-name="Heading_20_1" text:outline-level="1">Stars</text:h>
      <text:h text:style-name="Heading_20_1" text:outline-level="1">Planets</text:h>
      <text:p text:style-name="Text_20_body">Size, gravity, irradiation, temperature, atmosperic density, atmosperic quality, mineral abundance, fertility.</text:p>
      <text:h text:style-name="Heading_20_1" text:outline-level="1">Coloni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8S</meta:editing-duration>
    <meta:editing-cycles>3</meta:editing-cycles>
    <meta:generator>OpenOffice.org/3.4$Win32 OpenOffice.org_project/340m1$Build-9590</meta:generator>
    <dc:date>2012-08-30T12:06:16.44</dc:date>
    <meta:document-statistic meta:table-count="0" meta:image-count="0" meta:object-count="0" meta:page-count="2" meta:paragraph-count="20" meta:word-count="99" meta:character-count="577"/>
    <meta:user-defined meta:name="Info 1"/>
    <meta:user-defined meta:name="Info 2"/>
    <meta:user-defined meta:name="Info 3"/>
    <meta:user-defined meta:name="Info 4"/>
  </office:meta>
</office:document-meta>
</file>